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NotFound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NotFound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NotFoundException.getMessage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NotFoundException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NotFoundException.ActionNotFoundException( String actionName , FlowController fc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